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RT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Sum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6010683" calcext:value-type="float">
            <text:p>0.601068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3:.A70])" office:value-type="float" office:value="68" calcext:value-type="float">
            <text:p>68</text:p>
          </table:table-cell>
          <table:table-cell table:formula="of:=SUM([.B3:.B70])" office:value-type="float" office:value="35592" calcext:value-type="float">
            <text:p>35592</text:p>
          </table:table-cell>
          <table:table-cell table:formula="of:=SUM([.C3:.C70])" office:value-type="float" office:value="50.3572208" calcext:value-type="float">
            <text:p>50.35722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.1449368" calcext:value-type="float">
            <text:p>1.1449368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A3:.A70])" office:value-type="float" office:value="1" calcext:value-type="float">
            <text:p>1</text:p>
          </table:table-cell>
          <table:table-cell table:formula="of:=AVERAGE([.B3:.B70])" office:value-type="float" office:value="523.411764705882" calcext:value-type="float">
            <text:p>523.4117647059</text:p>
          </table:table-cell>
          <table:table-cell table:formula="of:=AVERAGE([.C3:.C70])" office:value-type="float" office:value="0.740547364705882" calcext:value-type="float">
            <text:p>0.74054736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522907" calcext:value-type="float">
            <text:p>0.4522907</text:p>
          </table:table-cell>
          <table:table-cell office:value-type="float" office:value="1" calcext:value-type="float">
            <text:p>1</text:p>
          </table:table-cell>
          <table:table-cell/>
          <table:table-cell table:formula="of:=STDEV([.A3:.A70])" office:value-type="float" office:value="0" calcext:value-type="float">
            <text:p>0</text:p>
          </table:table-cell>
          <table:table-cell table:formula="of:=STDEV([.B3:.B70])" office:value-type="float" office:value="824.739981372585" calcext:value-type="float">
            <text:p>824.7399813726</text:p>
          </table:table-cell>
          <table:table-cell table:formula="of:=STDEV([.C3:.C70])" office:value-type="float" office:value="0.363726169779265" calcext:value-type="float">
            <text:p>0.3637261698</text:p>
          </table:table-cell>
          <table:table-cell table:formula="of:=STDEV([.D3:.D5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2075577" calcext:value-type="float">
            <text:p>0.20755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233432" calcext:value-type="float">
            <text:p>0.32334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3840224" calcext:value-type="float">
            <text:p>0.38402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4507923" calcext:value-type="float">
            <text:p>0.450792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1.1597698" calcext:value-type="float">
            <text:p>1.159769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9406419" calcext:value-type="float">
            <text:p>0.94064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6011185" calcext:value-type="float">
            <text:p>0.601118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0.481901" calcext:value-type="float">
            <text:p>0.4819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6673103" calcext:value-type="float">
            <text:p>0.667310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0.9180989" calcext:value-type="float">
            <text:p>0.91809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015379" calcext:value-type="float">
            <text:p>0.401537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.0675355" calcext:value-type="float">
            <text:p>1.067535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0.9892437" calcext:value-type="float">
            <text:p>0.989243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58983" calcext:value-type="float">
            <text:p>0.35898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5313822" calcext:value-type="float">
            <text:p>0.531382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.0506675" calcext:value-type="float">
            <text:p>1.05066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1.0157926" calcext:value-type="float">
            <text:p>1.01579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4949226" calcext:value-type="float">
            <text:p>0.494922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754739" calcext:value-type="float">
            <text:p>0.175473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0.8382308" calcext:value-type="float">
            <text:p>0.838230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4296142" calcext:value-type="float">
            <text:p>0.429614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9436602" calcext:value-type="float">
            <text:p>0.943660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7389651" calcext:value-type="float">
            <text:p>0.738965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7663117" calcext:value-type="float">
            <text:p>0.766311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office:value-type="float" office:value="1.0648336" calcext:value-type="float">
            <text:p>1.06483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7" calcext:value-type="float">
            <text:p>2587</text:p>
          </table:table-cell>
          <table:table-cell office:value-type="float" office:value="1.1104286" calcext:value-type="float">
            <text:p>1.11042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7530088" calcext:value-type="float">
            <text:p>0.753008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962245" calcext:value-type="float">
            <text:p>0.09622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.015345" calcext:value-type="float">
            <text:p>1.01534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4382893" calcext:value-type="float">
            <text:p>0.438289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0.8403238" calcext:value-type="float">
            <text:p>0.840323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1.0448458" calcext:value-type="float">
            <text:p>1.044845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0.9635748" calcext:value-type="float">
            <text:p>0.963574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1.4153489" calcext:value-type="float">
            <text:p>1.41534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6196481" calcext:value-type="float">
            <text:p>0.619648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.0342831" calcext:value-type="float">
            <text:p>1.03428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570487" calcext:value-type="float">
            <text:p>0.57048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3" calcext:value-type="float">
            <text:p>1703</text:p>
          </table:table-cell>
          <table:table-cell office:value-type="float" office:value="1.2770013" calcext:value-type="float">
            <text:p>1.27700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857133" calcext:value-type="float">
            <text:p>0.38571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6" calcext:value-type="float">
            <text:p>3856</text:p>
          </table:table-cell>
          <table:table-cell office:value-type="float" office:value="1.5886862" calcext:value-type="float">
            <text:p>1.588686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2" calcext:value-type="float">
            <text:p>3682</text:p>
          </table:table-cell>
          <table:table-cell office:value-type="float" office:value="1.3680714" calcext:value-type="float">
            <text:p>1.36807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232969" calcext:value-type="float">
            <text:p>0.623296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4658086" calcext:value-type="float">
            <text:p>0.46580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5304363" calcext:value-type="float">
            <text:p>0.530436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.5197219" calcext:value-type="float">
            <text:p>1.519721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5093515" calcext:value-type="float">
            <text:p>0.50935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2456828" calcext:value-type="float">
            <text:p>0.24568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7027573" calcext:value-type="float">
            <text:p>0.70275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477807" calcext:value-type="float">
            <text:p>0.47780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1.0994494" calcext:value-type="float">
            <text:p>1.09944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8267289" calcext:value-type="float">
            <text:p>0.826728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4" calcext:value-type="float">
            <text:p>3354</text:p>
          </table:table-cell>
          <table:table-cell office:value-type="float" office:value="1.2439125" calcext:value-type="float">
            <text:p>1.24391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1714336" calcext:value-type="float">
            <text:p>0.17143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927677" calcext:value-type="float">
            <text:p>0.092767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.0371694" calcext:value-type="float">
            <text:p>1.03716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0.7610929" calcext:value-type="float">
            <text:p>0.76109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3674736" calcext:value-type="float">
            <text:p>0.36747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5234232" calcext:value-type="float">
            <text:p>0.523423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9" calcext:value-type="float">
            <text:p>1429</text:p>
          </table:table-cell>
          <table:table-cell office:value-type="float" office:value="1.0838436" calcext:value-type="float">
            <text:p>1.083843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1418786" calcext:value-type="float">
            <text:p>0.141878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float" office:value="1.130073" calcext:value-type="float">
            <text:p>1.13007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381728" calcext:value-type="float">
            <text:p>0.438172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0.9214921" calcext:value-type="float">
            <text:p>0.921492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0.9836096" calcext:value-type="float">
            <text:p>0.983609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7385514" calcext:value-type="float">
            <text:p>0.738551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7393965" calcext:value-type="float">
            <text:p>1.739396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6605891" calcext:value-type="float">
            <text:p>1.66058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3753034" calcext:value-type="float">
            <text:p>1.37530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236124" calcext:value-type="float">
            <text:p>1.52361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76712" calcext:value-type="float">
            <text:p>1.5767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6940782" calcext:value-type="float">
            <text:p>1.69407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6757335" calcext:value-type="float">
            <text:p>1.67573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5783717" calcext:value-type="float">
            <text:p>1.57837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9" calcext:value-type="float">
            <text:p>4019</text:p>
          </table:table-cell>
          <table:table-cell office:value-type="float" office:value="2.0414428" calcext:value-type="float">
            <text:p>2.04144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4362722" calcext:value-type="float">
            <text:p>1.43627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5541038" calcext:value-type="float">
            <text:p>1.55410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5583926" calcext:value-type="float">
            <text:p>1.558392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074659" calcext:value-type="float">
            <text:p>1.50746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3694616" calcext:value-type="float">
            <text:p>1.369461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9" calcext:value-type="float">
            <text:p>4019</text:p>
          </table:table-cell>
          <table:table-cell office:value-type="float" office:value="1.5186722" calcext:value-type="float">
            <text:p>1.51867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6108837" calcext:value-type="float">
            <text:p>1.61088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5725863" calcext:value-type="float">
            <text:p>1.57258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6209202" calcext:value-type="float">
            <text:p>1.62092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412327" calcext:value-type="float">
            <text:p>1.4123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4548831" calcext:value-type="float">
            <text:p>1.45488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4967704" calcext:value-type="float">
            <text:p>1.49677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5726878" calcext:value-type="float">
            <text:p>1.57268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533685" calcext:value-type="float">
            <text:p>1.5336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6400795" calcext:value-type="float">
            <text:p>1.64007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7908739" calcext:value-type="float">
            <text:p>1.79087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4592111" calcext:value-type="float">
            <text:p>1.45921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2.0444809" calcext:value-type="float">
            <text:p>2.04448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7185997" calcext:value-type="float">
            <text:p>1.71859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3911687" calcext:value-type="float">
            <text:p>1.39116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9" calcext:value-type="float">
            <text:p>4019</text:p>
          </table:table-cell>
          <table:table-cell office:value-type="float" office:value="1.5980627" calcext:value-type="float">
            <text:p>1.59806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3782083" calcext:value-type="float">
            <text:p>1.37820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7" calcext:value-type="float">
            <text:p>4007</text:p>
          </table:table-cell>
          <table:table-cell office:value-type="float" office:value="1.6852735" calcext:value-type="float">
            <text:p>1.68527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3757392" calcext:value-type="float">
            <text:p>1.37573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2" calcext:value-type="float">
            <text:p>4022</text:p>
          </table:table-cell>
          <table:table-cell office:value-type="float" office:value="1.6974709" calcext:value-type="float">
            <text:p>1.69747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3108356" calcext:value-type="float">
            <text:p>1.31083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2226739" calcext:value-type="float">
            <text:p>1.22267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6316366" calcext:value-type="float">
            <text:p>1.63163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077013" calcext:value-type="float">
            <text:p>1.50770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8" calcext:value-type="float">
            <text:p>4008</text:p>
          </table:table-cell>
          <table:table-cell office:value-type="float" office:value="1.3536106" calcext:value-type="float">
            <text:p>1.35361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4560134" calcext:value-type="float">
            <text:p>1.45601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3904947" calcext:value-type="float">
            <text:p>1.39049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5121521" calcext:value-type="float">
            <text:p>1.51215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6131011" calcext:value-type="float">
            <text:p>1.61310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3451262" calcext:value-type="float">
            <text:p>1.34512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4881106" calcext:value-type="float">
            <text:p>1.48811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3215263" calcext:value-type="float">
            <text:p>1.32152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4841019" calcext:value-type="float">
            <text:p>1.48410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5708062" calcext:value-type="float">
            <text:p>1.57080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4693969" calcext:value-type="float">
            <text:p>1.46939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4904604" calcext:value-type="float">
            <text:p>1.49046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359666" calcext:value-type="float">
            <text:p>1.3596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5035935" calcext:value-type="float">
            <text:p>1.50359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7707861" calcext:value-type="float">
            <text:p>1.77078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6085769" calcext:value-type="float">
            <text:p>1.60857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5045147" calcext:value-type="float">
            <text:p>1.50451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6148762" calcext:value-type="float">
            <text:p>1.61487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898703" calcext:value-type="float">
            <text:p>1.58987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4308812" calcext:value-type="float">
            <text:p>1.43088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5955908" calcext:value-type="float">
            <text:p>1.59559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5407333" calcext:value-type="float">
            <text:p>1.54073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5936494" calcext:value-type="float">
            <text:p>1.59364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4398767" calcext:value-type="float">
            <text:p>1.43987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9463257" calcext:value-type="float">
            <text:p>1.94632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9" calcext:value-type="float">
            <text:p>4019</text:p>
          </table:table-cell>
          <table:table-cell office:value-type="float" office:value="2.5503886" calcext:value-type="float">
            <text:p>2.55038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554722" calcext:value-type="float">
            <text:p>1.55547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3071125" calcext:value-type="float">
            <text:p>1.30711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6611699" calcext:value-type="float">
            <text:p>1.66116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6271389" calcext:value-type="float">
            <text:p>1.62713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office:value-type="float" office:value="1.6506743" calcext:value-type="float">
            <text:p>1.65067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5955857" calcext:value-type="float">
            <text:p>1.59558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5186382" calcext:value-type="float">
            <text:p>1.51863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877361" calcext:value-type="float">
            <text:p>1.58773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6" calcext:value-type="float">
            <text:p>4026</text:p>
          </table:table-cell>
          <table:table-cell office:value-type="float" office:value="1.5387042" calcext:value-type="float">
            <text:p>1.53870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5312048" calcext:value-type="float">
            <text:p>1.53120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3625852" calcext:value-type="float">
            <text:p>1.36258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2" calcext:value-type="float">
            <text:p>4022</text:p>
          </table:table-cell>
          <table:table-cell office:value-type="float" office:value="1.5341042" calcext:value-type="float">
            <text:p>1.53410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9" calcext:value-type="float">
            <text:p>4019</text:p>
          </table:table-cell>
          <table:table-cell office:value-type="float" office:value="1.6009502" calcext:value-type="float">
            <text:p>1.60095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3287288" calcext:value-type="float">
            <text:p>1.32872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7650831" calcext:value-type="float">
            <text:p>1.76508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5193272" calcext:value-type="float">
            <text:p>1.51932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2570807" calcext:value-type="float">
            <text:p>1.25708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5784479" calcext:value-type="float">
            <text:p>1.57844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188492" calcext:value-type="float">
            <text:p>1.51884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6135874" calcext:value-type="float">
            <text:p>1.61358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7301114" calcext:value-type="float">
            <text:p>1.73011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7001641" calcext:value-type="float">
            <text:p>1.70016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6865317" calcext:value-type="float">
            <text:p>1.68653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5873798" calcext:value-type="float">
            <text:p>1.58737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6477583" calcext:value-type="float">
            <text:p>1.64775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4" calcext:value-type="float">
            <text:p>4024</text:p>
          </table:table-cell>
          <table:table-cell office:value-type="float" office:value="1.5974669" calcext:value-type="float">
            <text:p>1.59746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5510147" calcext:value-type="float">
            <text:p>1.55101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4889233" calcext:value-type="float">
            <text:p>1.48892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5513905" calcext:value-type="float">
            <text:p>1.55139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3318652" calcext:value-type="float">
            <text:p>1.33186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4094435" calcext:value-type="float">
            <text:p>1.40944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6555043" calcext:value-type="float">
            <text:p>1.65550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447195" calcext:value-type="float">
            <text:p>1.54471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3902509" calcext:value-type="float">
            <text:p>1.39025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4305892" calcext:value-type="float">
            <text:p>1.43058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3050479" calcext:value-type="float">
            <text:p>1.30504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6208902" calcext:value-type="float">
            <text:p>1.62089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3606529" calcext:value-type="float">
            <text:p>1.36065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2" calcext:value-type="float">
            <text:p>4022</text:p>
          </table:table-cell>
          <table:table-cell office:value-type="float" office:value="1.9192679" calcext:value-type="float">
            <text:p>1.91926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5119348" calcext:value-type="float">
            <text:p>1.51193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3824983" calcext:value-type="float">
            <text:p>1.38249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3605779" calcext:value-type="float">
            <text:p>1.36057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6991705" calcext:value-type="float">
            <text:p>1.69917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8451179" calcext:value-type="float">
            <text:p>1.84511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999594" calcext:value-type="float">
            <text:p>1.59995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7382054" calcext:value-type="float">
            <text:p>1.73820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536344" calcext:value-type="float">
            <text:p>1.55363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406373" calcext:value-type="float">
            <text:p>1.4063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4313762" calcext:value-type="float">
            <text:p>1.43137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3583426" calcext:value-type="float">
            <text:p>1.358342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3532494" calcext:value-type="float">
            <text:p>1.35324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4483693" calcext:value-type="float">
            <text:p>1.44836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315433" calcext:value-type="float">
            <text:p>1.3154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5220677" calcext:value-type="float">
            <text:p>1.52206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952909" calcext:value-type="float">
            <text:p>1.59529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4924646" calcext:value-type="float">
            <text:p>1.49246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6" calcext:value-type="float">
            <text:p>4026</text:p>
          </table:table-cell>
          <table:table-cell office:value-type="float" office:value="1.6729297" calcext:value-type="float">
            <text:p>1.672929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3337504" calcext:value-type="float">
            <text:p>1.33375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1079579" calcext:value-type="float">
            <text:p>1.10795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560578" calcext:value-type="float">
            <text:p>1.5605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7948929" calcext:value-type="float">
            <text:p>1.79489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2300869" calcext:value-type="float">
            <text:p>1.23008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262512" calcext:value-type="float">
            <text:p>1.2625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4836911" calcext:value-type="float">
            <text:p>1.48369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5768637" calcext:value-type="float">
            <text:p>1.57686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4068515" calcext:value-type="float">
            <text:p>1.40685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3373988" calcext:value-type="float">
            <text:p>1.33739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4666599" calcext:value-type="float">
            <text:p>1.46665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934" calcext:value-type="float">
            <text:p>1934</text:p>
          </table:table-cell>
          <table:table-cell office:value-type="float" office:value="1.3421999" calcext:value-type="float">
            <text:p>1.342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.1482305" calcext:value-type="float">
            <text:p>1.1482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float" office:value="0.6938569" calcext:value-type="float">
            <text:p>0.6938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8493356" calcext:value-type="float">
            <text:p>0.8493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659" calcext:value-type="float">
            <text:p>1659</text:p>
          </table:table-cell>
          <table:table-cell office:value-type="float" office:value="1.1551073" calcext:value-type="float">
            <text:p>1.1551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715" calcext:value-type="float">
            <text:p>2715</text:p>
          </table:table-cell>
          <table:table-cell office:value-type="float" office:value="1.5614211" calcext:value-type="float">
            <text:p>1.5614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8937464" calcext:value-type="float">
            <text:p>0.8937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1.0574456" calcext:value-type="float">
            <text:p>1.0574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409592" calcext:value-type="float">
            <text:p>0.409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0.8418132" calcext:value-type="float">
            <text:p>0.8418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4752964" calcext:value-type="float">
            <text:p>0.475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94" calcext:value-type="float">
            <text:p>2194</text:p>
          </table:table-cell>
          <table:table-cell office:value-type="float" office:value="1.415847" calcext:value-type="float">
            <text:p>1.415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1.1250707" calcext:value-type="float">
            <text:p>1.1250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8051365" calcext:value-type="float">
            <text:p>0.8051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3865749" calcext:value-type="float">
            <text:p>0.3865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5965871" calcext:value-type="float">
            <text:p>0.5965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326595" calcext:value-type="float">
            <text:p>0.1326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7364802" calcext:value-type="float">
            <text:p>0.7364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0.8400406" calcext:value-type="float">
            <text:p>0.8400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925953" calcext:value-type="float">
            <text:p>0.3925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955519" calcext:value-type="float">
            <text:p>0.3955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.3313646" calcext:value-type="float">
            <text:p>0.3313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 office:value-type="float" office:value="1.0649881" calcext:value-type="float">
            <text:p>1.0649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8522532" calcext:value-type="float">
            <text:p>0.8522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4251329" calcext:value-type="float">
            <text:p>0.4251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817" calcext:value-type="float">
            <text:p>1817</text:p>
          </table:table-cell>
          <table:table-cell office:value-type="float" office:value="1.3253308" calcext:value-type="float">
            <text:p>1.3253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0.7501631" calcext:value-type="float">
            <text:p>0.7501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482104" calcext:value-type="float">
            <text:p>0.2482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0.9746651" calcext:value-type="float">
            <text:p>0.9746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6372991" calcext:value-type="float">
            <text:p>0.637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837604" calcext:value-type="float">
            <text:p>0.2837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.0188425" calcext:value-type="float">
            <text:p>1.0188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682312" calcext:value-type="float">
            <text:p>0.682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402573" calcext:value-type="float">
            <text:p>0.402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.0114351" calcext:value-type="float">
            <text:p>1.0114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1.0912921" calcext:value-type="float">
            <text:p>1.0912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.5351226" calcext:value-type="float">
            <text:p>1.5351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.8182746" calcext:value-type="float">
            <text:p>0.8182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4531176" calcext:value-type="float">
            <text:p>1.453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4320059" calcext:value-type="float">
            <text:p>1.432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9" calcext:value-type="float">
            <text:p>4029</text:p>
          </table:table-cell>
          <table:table-cell office:value-type="float" office:value="1.6044172" calcext:value-type="float">
            <text:p>1.6044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533589" calcext:value-type="float">
            <text:p>1.533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8" calcext:value-type="float">
            <text:p>4008</text:p>
          </table:table-cell>
          <table:table-cell office:value-type="float" office:value="1.5120656" calcext:value-type="float">
            <text:p>1.512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3332392" calcext:value-type="float">
            <text:p>1.333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5" calcext:value-type="float">
            <text:p>4025</text:p>
          </table:table-cell>
          <table:table-cell office:value-type="float" office:value="1.4743913" calcext:value-type="float">
            <text:p>1.4743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800404" calcext:value-type="float">
            <text:p>1.580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2.0482166" calcext:value-type="float">
            <text:p>2.048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6634383" calcext:value-type="float">
            <text:p>1.6634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6265818" calcext:value-type="float">
            <text:p>1.6265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275465" calcext:value-type="float">
            <text:p>1.5275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3984011" calcext:value-type="float">
            <text:p>1.3984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347828" calcext:value-type="float">
            <text:p>1.34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2.2297835" calcext:value-type="float">
            <text:p>2.229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3839122" calcext:value-type="float">
            <text:p>1.3839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7212265" calcext:value-type="float">
            <text:p>1.721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4973483" calcext:value-type="float">
            <text:p>1.4973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5347824" calcext:value-type="float">
            <text:p>1.5347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793205" calcext:value-type="float">
            <text:p>1.579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3440698" calcext:value-type="float">
            <text:p>1.344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6830714" calcext:value-type="float">
            <text:p>1.683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5083192" calcext:value-type="float">
            <text:p>1.508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7206078" calcext:value-type="float">
            <text:p>1.7206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9" calcext:value-type="float">
            <text:p>4009</text:p>
          </table:table-cell>
          <table:table-cell office:value-type="float" office:value="1.4429381" calcext:value-type="float">
            <text:p>1.4429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8" calcext:value-type="float">
            <text:p>4008</text:p>
          </table:table-cell>
          <table:table-cell office:value-type="float" office:value="1.3403219" calcext:value-type="float">
            <text:p>1.340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9" calcext:value-type="float">
            <text:p>4019</text:p>
          </table:table-cell>
          <table:table-cell office:value-type="float" office:value="1.7633508" calcext:value-type="float">
            <text:p>1.763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9" calcext:value-type="float">
            <text:p>4029</text:p>
          </table:table-cell>
          <table:table-cell office:value-type="float" office:value="1.6147335" calcext:value-type="float">
            <text:p>1.614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4" calcext:value-type="float">
            <text:p>4024</text:p>
          </table:table-cell>
          <table:table-cell office:value-type="float" office:value="1.6820888" calcext:value-type="float">
            <text:p>1.682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5227268" calcext:value-type="float">
            <text:p>1.5227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472154" calcext:value-type="float">
            <text:p>1.47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61505" calcext:value-type="float">
            <text:p>1.6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4" calcext:value-type="float">
            <text:p>4024</text:p>
          </table:table-cell>
          <table:table-cell office:value-type="float" office:value="1.3514302" calcext:value-type="float">
            <text:p>1.351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office:value-type="float" office:value="1.5923718" calcext:value-type="float">
            <text:p>1.5923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5082915" calcext:value-type="float">
            <text:p>1.508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.6178225" calcext:value-type="float">
            <text:p>1.6178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5482035" calcext:value-type="float">
            <text:p>1.548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4543158" calcext:value-type="float">
            <text:p>1.454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07" calcext:value-type="float">
            <text:p>4007</text:p>
          </table:table-cell>
          <table:table-cell office:value-type="float" office:value="1.7547818" calcext:value-type="float">
            <text:p>1.754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5662309" calcext:value-type="float">
            <text:p>1.566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2.3543853" calcext:value-type="float">
            <text:p>2.3543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685555" calcext:value-type="float">
            <text:p>1.5685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0" calcext:value-type="float">
            <text:p>4010</text:p>
          </table:table-cell>
          <table:table-cell office:value-type="float" office:value="1.6170423" calcext:value-type="float">
            <text:p>1.6170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4" calcext:value-type="float">
            <text:p>4024</text:p>
          </table:table-cell>
          <table:table-cell office:value-type="float" office:value="1.5497684" calcext:value-type="float">
            <text:p>1.549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5109132" calcext:value-type="float">
            <text:p>1.5109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1.7372862" calcext:value-type="float">
            <text:p>1.737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9" calcext:value-type="float">
            <text:p>4029</text:p>
          </table:table-cell>
          <table:table-cell office:value-type="float" office:value="1.8875254" calcext:value-type="float">
            <text:p>1.8875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2.0579469" calcext:value-type="float">
            <text:p>2.057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5" calcext:value-type="float">
            <text:p>4015</text:p>
          </table:table-cell>
          <table:table-cell office:value-type="float" office:value="1.4163412" calcext:value-type="float">
            <text:p>1.4163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765228" calcext:value-type="float">
            <text:p>1.765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1.5511297" calcext:value-type="float">
            <text:p>1.551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office:value-type="float" office:value="1.6604351" calcext:value-type="float">
            <text:p>1.6604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2.0915809" calcext:value-type="float">
            <text:p>2.0915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1.7046449" calcext:value-type="float">
            <text:p>1.7046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3865267" calcext:value-type="float">
            <text:p>1.3865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float" office:value="1.5356974" calcext:value-type="float">
            <text:p>1.535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office:value-type="float" office:value="1.3065302" calcext:value-type="float">
            <text:p>1.3065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2" calcext:value-type="float">
            <text:p>4022</text:p>
          </table:table-cell>
          <table:table-cell office:value-type="float" office:value="1.4034472" calcext:value-type="float">
            <text:p>1.4034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float" office:value="1.2626562" calcext:value-type="float">
            <text:p>1.2626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1.6895859" calcext:value-type="float">
            <text:p>1.6895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float" office:value="1.5257351" calcext:value-type="float">
            <text:p>1.525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1.9135786" calcext:value-type="float">
            <text:p>1.913578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1.A2:t1.D202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6:08:08.182000000</dc:date>
    <meta:editing-duration>PT5M9S</meta:editing-duration>
    <meta:editing-cycles>1</meta:editing-cycles>
    <meta:document-statistic meta:table-count="1" meta:cell-count="1215" meta:object-count="0"/>
    <meta:generator>LibreOffice/5.0.4.2$Windows_X86_64 LibreOffice_project/2b9802c1994aa0b7dc6079e128979269cf95bc78</meta:generator>
  </office:meta>
</office:document-meta>
</file>